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60.94mm" svg:height="138.03mm" svg:x="6.59mm" svg:y="75.9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47:25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47:43.818000000</dc:date>
    <meta:print-date>2006-09-05T16:08:04</meta:print-date>
    <meta:editing-duration>PT31M22S</meta:editing-duration>
    <meta:editing-cycles>24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95cm" svg:height="13.804cm" xlink:href=".." xlink:type="simple" chart:class="chart:line" chart:style-name="ch1">
        <chart:legend svg:x="22.236cm" svg:y="5.962cm" style:legend-expansion="custom" chartooo:width="3.857cm" chartooo:height="1.88cm" style:legend-expansion-aspect-ratio="2.05159574468085" chart:style-name="ch2"/>
        <chart:plot-area chart:style-name="ch3" table:cell-range-address="Mo_példa_06_a.D10:Mo_példa_06_a.H14" chart:data-source-has-labels="both" svg:x="1.501cm" svg:y="0.276cm" svg:width="20.735cm" svg:height="13.25cm">
          <chartooo:coordinate-region svg:x="3.101cm" svg:y="0.449cm" svg:width="18.406cm" svg:height="12.483cm"/>
          <chart:axis chart:dimension="x" chart:name="primary-x" chart:style-name="ch4" chartooo:axis-type="auto">
            <chartooo:date-scale/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